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fo:color="#ff0000" fo:font-style="italic" style:font-style-asian="italic"/>
    </style:style>
    <style:style style:name="P3" style:family="paragraph" style:parent-style-name="Heading_20_1">
      <loext:graphic-properties draw:fill="solid" draw:fill-color="#ffffff"/>
      <style:paragraph-properties fo:margin-top="0cm" fo:margin-bottom="0cm" loext:contextual-spacing="false" fo:line-height="100%" fo:text-align="justify" style:justify-single-word="false" fo:keep-together="auto" fo:background-color="#ffffff" fo:keep-with-next="auto"/>
      <style:text-properties fo:color="#0b614b" style:font-name="Arial" fo:font-size="13.5pt" fo:font-style="italic" style:font-name-asian="Arial1" style:font-size-asian="13.5pt" style:font-style-asian="italic" style:font-name-complex="Arial1" style:font-size-complex="13.5pt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Standard">
      <style:text-properties fo:color="#ff0000"/>
    </style:style>
    <style:style style:name="T1" style:family="text">
      <style:text-properties fo:color="#ff0000"/>
    </style:style>
    <style:style style:name="T2" style:family="text">
      <style:text-properties fo:color="#ff0000" style:font-name="Arial" fo:font-size="10.5pt" fo:font-style="italic" fo:background-color="#ffffff" loext:char-shading-value="0" style:font-name-asian="Arial1" style:font-size-asian="10.5pt" style:font-style-asian="italic" style:font-name-complex="Arial1" style:font-size-complex="10.5pt"/>
    </style:style>
    <style:style style:name="T3" style:family="text">
      <style:text-properties fo:color="#ff0000" style:font-name="Arial" fo:font-size="10.5pt" fo:font-style="italic" fo:font-weight="bold" fo:background-color="#ffffff" loext:char-shading-value="0" style:font-name-asian="Arial1" style:font-size-asian="10.5pt" style:font-style-asian="italic" style:font-weight-asian="bold" style:font-name-complex="Arial1" style:font-size-complex="10.5pt"/>
    </style:style>
    <style:style style:name="T4" style:family="text">
      <style:text-properties fo:color="#9900ff"/>
    </style:style>
    <style:style style:name="T5" style:family="text">
      <style:text-properties fo:color="#9900ff" style:font-name="Verdana" fo:font-size="13pt" style:font-name-asian="Verdana1" style:font-size-asian="13pt" style:font-name-complex="Verdana1" style:font-size-complex="13pt"/>
    </style:style>
    <style:style style:name="T6" style:family="text">
      <style:text-properties fo:color="#9900ff" officeooo:rsid="001fde81"/>
    </style:style>
    <style:style style:name="T7" style:family="text">
      <style:text-properties fo:color="#0000ff"/>
    </style:style>
    <style:style style:name="T8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 Enumera 6 herramientas del los paquetes ofimáticos web</text:p>
      <text:p text:style-name="P1">-Procesador de textos <text:s text:c="13"/>-Base de datos</text:p>
      <text:p text:style-name="P1">-Presentación multimedia<text:tab/> <text:s text:c="5"/>-Correo</text:p>
      <text:p text:style-name="P1">-Creación de formularios<text:tab/> <text:s text:c="5"/>-Calendario</text:p>
      <text:p text:style-name="P1">-Hoja de cálculo <text:s text:c="22"/>-Vídeo conferencia…..</text:p>
      <text:p text:style-name="P1">-Gráficos<text:tab/><text:tab/> <text:s text:c="3"/><text:tab/> <text:s text:c="5"/></text:p>
      <text:p text:style-name="Standard"/>
      <text:p text:style-name="Standard">2 Enumera 5 gestores de contenido describiendo alguna característica destacada y tecnología que utiliza</text:p>
      <text:p text:style-name="Standard"/>
      <text:p text:style-name="P1">-Drupal</text:p>
      <text:p text:style-name="P1">-Wordpress</text:p>
      <text:p text:style-name="P1">-Joomla</text:p>
      <text:p text:style-name="P1">-Liferay</text:p>
      <text:p text:style-name="P1">-Magento</text:p>
      <text:p text:style-name="P1">-Blogger</text:p>
      <text:p text:style-name="Standard"/>
      <text:p text:style-name="Standard">3 Características técnicas de Liferay</text:p>
      <text:p text:style-name="Standard"/>
      <text:p text:style-name="Standard">a. Es dependiente del sistema operativo que tengamos </text:p>
      <text:p text:style-name="Standard">b, Es agnostica de la base de datos pero no del servidor de aplicaciones </text:p>
      <text:p text:style-name="Standard">c. Es agnostico del servidor de aplicaciones pero no de la base de datos.</text:p>
      <text:p text:style-name="Standard">e. Esta basada en una arquitectura J3EE <text:span text:style-name="T4">Segun wikipedia usa j2EE</text:span></text:p>
      <text:p text:style-name="Standard">f. Todas falsas<text:span text:style-name="T1"> Yo creo que todas son falsas</text:span></text:p>
      <text:p text:style-name="Standard"/>
      <text:p text:style-name="Standard">4 Requisitos minimos para la instalacion del bundle Liferay son:</text:p>
      <text:p text:style-name="Standard"/>
      <text:p text:style-name="Standard">a.Tener instalado Mysql, Java Runtime Enviroment y ANT</text:p>
      <text:p text:style-name="Standard">b Tener instalado Ant y cualquier Base de datos</text:p>
      <text:p text:style-name="Standard">c. Tener instalado Java en cualquiera de sus versiones <text:span text:style-name="T1">Yo creo que es esta </text:span><text:span text:style-name="T4">es la unica viable</text:span></text:p>
      <text:p text:style-name="Standard">d. Tener instalado Java Developement Kit y Mysql.</text:p>
      <text:p text:style-name="Standard"/>
      <text:p text:style-name="Standard">5 Funcionalidades de Liferay: Indica la certeza o falsedad de las siguientes afirmaciones:</text:p>
      <text:p text:style-name="Standard"/>
      <text:p text:style-name="Standard">a. Solo se pueden crear espacios Web sobre Organizaciones o sobre Sites. <text:span text:style-name="T4">V sobre sites (organizaciones no lo entiendo)</text:span></text:p>
      <text:p text:style-name="Standard">b. Un usuario no puede ser miembro de varios sitios Web. <text:span text:style-name="T1"><text:s/></text:span><text:span text:style-name="T4">F un mismo usuario puede estar en varios sites</text:span></text:p>
      <text:p text:style-name="Standard">c. Todos los usuarios del portal tienen como mínimo el rol de Power User.<text:span text:style-name="T6">V</text:span></text:p>
      <text:p text:style-name="Standard">d. Los usuarios se deben logear al sistema obligatoriamente con su correo. <text:span text:style-name="T1">Creía que era verdadero, pero se puede cambiar. Falso entonces </text:span><text:span text:style-name="T4">F</text:span></text:p>
      <text:p text:style-name="Standard"/>
      <text:p text:style-name="Standard">6 (Respuestas Cortas)</text:p>
      <text:p text:style-name="Standard"/>
      <text:p text:style-name="Standard">- Si queremos modificar el aspecto del portal con un modulo o plugin de un tercero <text:s/></text:p>
      <text:p text:style-name="Standard">un plugin que localizaremos en:____<text:span text:style-name="T7">Marketplace</text:span></text:p>
      <text:p text:style-name="Standard">- La versión que nos da derecho a soporte de errores del producto base es conocida como:__<text:span text:style-name="T7">Enterprise</text:span></text:p>
      <text:p text:style-name="Standard">- La integración de Liferay con otros sistemas se realiza desarrollando modulos que utilizan las _<text:span text:style-name="T7">API’S? ó <text:s/>IDE’s??</text:span>__<text:span text:style-name="T4">APIs</text:span>_ de estos sistemas</text:p>
      <text:p text:style-name="Standard">- Las url que podemos adaptar para que nuestras páginas tengan direcciones mas legibles y recordables se denomina<text:span text:style-name="T1"> </text:span><text:span text:style-name="T5">URLs amigables o friendly URL</text:span></text:p>
      <text:p text:style-name="P1"><text:soft-page-break/></text:p>
      <text:p text:style-name="P1"/>
      <text:p text:style-name="P3"><text:bookmark text:name="_gcfjil9ynqec"/>Un apunte:</text:p>
      <text:p text:style-name="P2"/>
      <text:p text:style-name="Standard"><text:span text:style-name="T2">Una </text:span><text:span text:style-name="T3">API</text:span><text:span text:style-name="T2"> es una interfaz con la que es posible acceder a recursos brindados por un sistema mayor, como en el caso de la API de Blogger, te dan métodos para obtener el flujo de datos directo de sus servidores, y este no depende de un lenguaje en específico de programación para obtenerlo, ya que se puede hacer uso de esta API desde PHP, Java, Go, JavaScript o Python.</text:span></text:p>
      <text:p text:style-name="P2"/>
      <text:p text:style-name="Standard"><text:span text:style-name="T2">El </text:span><text:span text:style-name="T3">SDK</text:span><text:span text:style-name="T2"> en cambio suele estar creado para un lenguaje en particular, ejemplo de ello el SDK de Facebook disponible en PHP y JavaScript, y con el se pueden hacer uso módulos o funciones para tareas específicas que sean parte de un nuevo programa.</text:span></text:p>
      <text:p text:style-name="P2"/>
      <text:p text:style-name="Standard"><text:span text:style-name="T2">Y el </text:span><text:span text:style-name="T3">IDE</text:span><text:span text:style-name="T2"> es una plataforma completa, comúnmente con interfaz gráfica que nos permite escribir código, diseñar aplicaciones, compilar, depurar, ejecutar y con gran secciones de ayuda. Eclipse es un buen ejemplo de ello, por ser el que en esta materia estamos usando la mayoría, y uno que también llegamos a usar fue el DevC++.</text:span></text:p>
      <text:p text:style-name="P1"/>
      <text:p text:style-name="Standard"/>
      <text:p text:style-name="Standard">7 Marque V o F </text:p>
      <text:p text:style-name="Standard"/>
      <text:p text:style-name="Standard">1 <text:s/>Los plugins de tipo theme nos permite solo cambiar las imágenes .css y javascript del aspecto de un sitio web…<text:span text:style-name="T1">V </text:span><text:span text:style-name="T4">V</text:span></text:p>
      <text:p text:style-name="Standard">2 <text:s/>Los plugins de tipo layouttpl nos permiten ampliar los tipos de distribuciones de la paginas para colocar las aplicaciones que nos ofrece el portal..<text:span text:style-name="T1">V </text:span><text:span text:style-name="T4">V</text:span></text:p>
      <text:p text:style-name="Standard">3 <text:s/>Los plugins de tipo portlet principalmente integran sistemas de terceros....<text:span text:style-name="T1">F </text:span>.<text:span text:style-name="T4">F</text:span></text:p>
      <text:p text:style-name="Standard">4 <text:s/>Los plugins de tipo hook nos permiten ampliar la funcionalidad del portal entre otras Cosas. <text:span text:style-name="T1">V </text:span><text:span text:style-name="T4">V</text:span></text:p>
      <text:p text:style-name="Standard">5 <text:s/>Los plugins de tipo ext son adecuados ya que nos permiten cambiar todo en el portal base….<text:span text:style-name="T1">F </text:span><text:span text:style-name="T4">F Estan en desuso y solo se recomiendan si no hay otra forma</text:span></text:p>
      <text:p text:style-name="Standard"/>
      <text:p text:style-name="Standard"><text:a xlink:type="simple" xlink:href="https://liferay.dev/blogs/-/blogs/hooks-and-plugin-ext-in-liferay-portal-6" text:style-name="ListLabel_20_1" text:visited-style-name="ListLabel_20_1"><text:span text:style-name="T8">https://liferay.dev/blogs/-/blogs/hooks-and-plugin-ext-in-liferay-portal-6</text:span></text:a></text:p>
      <text:p text:style-name="Standard"/>
      <text:p text:style-name="Standard"><text:a xlink:type="simple" xlink:href="https://portal.liferay.dev/docs/7-0/tutorials/-/knowledge_base/t/advanced-customization-with-ext-plugins" text:style-name="ListLabel_20_1" text:visited-style-name="ListLabel_20_1"><text:span text:style-name="T8">https://portal.liferay.dev/docs/7-0/tutorials/-/knowledge_base/t/advanced-customization-with-ext-plugins</text:span></text:a></text:p>
      <text:p text:style-name="Standard"/>
      <text:p text:style-name="Standard"/>
      <text:p text:style-name="Standard">8 Arquitecura Liferay <text:a xlink:type="simple" xlink:href="https://portal.liferay.dev/docs/7-2/frameworks" text:style-name="ListLabel_20_1" text:visited-style-name="ListLabel_20_1"><text:span text:style-name="T8">https://portal.liferay.dev/docs/7-2/frameworks</text:span></text:a></text:p>
      <text:p text:style-name="Standard"/>
      <text:p text:style-name="Standard">Enumera </text:p>
      <text:p text:style-name="Standard">Nº<text:tab/>Pregunta </text:p>
      <text:p text:style-name="Standard">1<text:tab/>Tres frameworks que utiliza Liferay <text:span text:style-name="T1">Alloy Ui, MVC portlet framework</text:span></text:p>
      <text:p text:style-name="Standard">2<text:tab/>Una de las tecnologias Web Service utilizadas <text:span text:style-name="T1">Soap, json</text:span></text:p>
      <text:p text:style-name="Standard">3<text:tab/>Los dos tipos de servicios en la capa de negocio <text:span text:style-name="T1">Lucene, SOLR</text:span></text:p>
      <text:p text:style-name="Standard">4<text:tab/>Dos tecnologías utilizadas en la capa de Persistencia o Indexacion <text:span text:style-name="T1">Mysql/Oracle / </text:span><text:span text:style-name="T7">PostgreSQL, SQLServer...</text:span></text:p>
      <text:p text:style-name="Standard"/>
      <text:p text:style-name="Standard">Completa</text:p>
      <text:p text:style-name="Standard">N.º <text:tab/>Pregunta</text:p>
      <text:p text:style-name="Standard">1<text:tab/>Las principales razones para los cambios de versiones continuos son la _<text:span text:style-name="T7">estabilidad</text:span>___ y _<text:span text:style-name="T7">(seguridad, corregir bugs de)</text:span>____</text:p>
      <text:p text:style-name="Standard">2<text:tab/>El kit de desarrollo que ofrece liferay nos permite crear _<text:span text:style-name="T7">estructuras</text:span>____ que__<text:span text:style-name="T7">modifican / necesita</text:span>__ el <text:s/>portal para <text:tab/>conseguir adaptarlo a nuestras necesidades </text:p>
      <text:p text:style-name="Standard">3<text:tab/>El orden estrategico para adaptar el portal con el fin de hacerlo más mantenido ???? son:</text:p>
      <text:p text:style-name="Standard"><text:tab/>___ <text:span text:style-name="T7">Themes</text:span></text:p>
      <text:p text:style-name="Standard"><text:soft-page-break/><text:tab/>___<text:span text:style-name="T7"> Layouts</text:span></text:p>
      <text:p text:style-name="Standard"><text:tab/>____<text:span text:style-name="T7">Portlets</text:span></text:p>
      <text:p text:style-name="Standard"/>
      <text:p text:style-name="Standard">9 Ordena según el nivel de dificultad de actualización de menor a Mayor. </text:p>
      <text:p text:style-name="Standard"><text:tab/>Extender las clases de Liferay <text:span text:style-name="T1">4</text:span></text:p>
      <text:p text:style-name="Standard"><text:tab/>Crear Punto de extensión__<text:span text:style-name="T1">3</text:span></text:p>
      <text:p text:style-name="Standard"><text:tab/>Crear un Portlet__<text:span text:style-name="T1">1</text:span></text:p>
      <text:p text:style-name="Standard"><text:tab/>Llamadas a servicios de Liferay utilidades o atributos específicos. __<text:span text:style-name="T1">2</text:span></text:p>
      <text:p text:style-name="Standard"><text:tab/>Sobrescribir JSPs_____<text:span text:style-name="T1">5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0.3$Linux_X86_64 LibreOffice_project/b0a288ab3d2d4774cb44b62f04d5d28733ac6df8</meta:generator>
    <dc:date>2020-02-25T20:03:33.283507653</dc:date>
    <meta:editing-duration>PT3M10S</meta:editing-duration>
    <meta:editing-cycles>1</meta:editing-cycles>
    <meta:document-statistic meta:table-count="0" meta:image-count="0" meta:object-count="0" meta:page-count="3" meta:paragraph-count="68" meta:word-count="782" meta:character-count="4948" meta:non-whitespace-character-count="4147"/>
  </office:meta>
</office:document-meta>
</file>